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font-size="36pt" style:font-size-asian="36pt" style:font-size-complex="36pt"/>
    </style:style>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office:automatic-styles>
  <office:body>
    <office:text text:use-soft-page-breaks="true">
      <text:p text:style-name="P1">Résumé<text:s/>du<text:s/>rapport du<text:s/>TPI</text:p>
      <text:p text:style-name="Normal"/>
      <text:p text:style-name="Normal"/>
      <text:h text:style-name="Heading1" text:outline-level="1">Situation de Départ</text:h>
      <text:p text:style-name="Normal">Dans le cadre de notre formation d’informaticien a l’école d’informatique du CFPT.<text:s/></text:p>
      <text:p text:style-name="Normal">À<text:s/>la fin de notre dernière année nous recevons un projet de fin de diplôme nommé le TPI (Travail pratique individuel) qui est sensé valider notre formation.</text:p>
      <text:p text:style-name="Normal">Pour mon TPI j’avais choisi de réaliser un jeu<text:s/>en Javascript ou il m’a été imposé d’utiliser du PHP et une base de données MySQL et voici un résumé du projet High-Way.</text:p>
      <text:p text:style-name="Normal">Le projet High-Way est un<text:s/>jeu pédagogique sur le code de la route<text:s/></text:p>
      <text:p text:style-name="Normal">L’utilisateur doit jouer un véhicule a contre sens sur l’autoroute et doit éviter les obstacles (véhicules) en sens inverse tout en répondant à des questions sur le code de la route.</text:p>
      <text:p text:style-name="Normal"/>
      <text:p text:style-name="Normal"/>
      <text:h text:style-name="Heading1" text:outline-level="1">Mise en œuvre</text:h>
      <text:p text:style-name="Normal">Dans un premier temps le projet c’est dérouler sur 11 jours,<text:s/>la méthodologie en 6 étapes fut adoptée. Tout en suivant cette méthodologie, la planification prévisionnel (au début du TPI) et la planification finale (pendant tout le TPI), furent achevées ainsi que les maquettes du jeu.</text:p>
      <text:p text:style-name="Normal">Tout en suivant<text:s/>les informations précédentes<text:s/>j’ai dû réaliser une base de<text:s/>données<text:s/>MariaDB grâce<text:s/>à<text:s/>l’aide d’un model conceptuel<text:s/>j’ai ensuite pu m’attaquer au code en suivant le cahier des charges fourni en premier lieu, et une sauvegarde journalière a été suivie durant la totalité de la durée du TPI.</text:p>
      <text:p text:style-name="Normal">Une fois le code fini je me suis ensuite diriger vers la documentation.</text:p>
      <text:p text:style-name="Normal"/>
      <text:p text:style-name="Normal"/>
      <text:h text:style-name="Heading1" text:outline-level="1">Résultat</text:h>
      <text:list text:style-name="LFO1" text:continue-numbering="true">
        <text:list-item>
          <text:p text:style-name="P3">Le jeu est opérationnel</text:p>
        </text:list-item>
        <text:list-item>
          <text:p text:style-name="P4">La plupart des consignes du cahier des charges<text:s/>ont<text:s/>été implémentées<text:s/>avec succès.</text:p>
        </text:list-item>
        <text:list-item>
          <text:p text:style-name="P5">La connexion avec la base de données est opérationnelle.</text:p>
        </text:list-item>
        <text:list-item>
          <text:p text:style-name="P6">La documentation technique est finie.</text:p>
        </text:list-item>
        <text:list-item>
          <text:p text:style-name="P7">Le manuel utilisateur est fini.</text:p>
        </text:list-item>
        <text:list-item>
          <text:p text:style-name="P8">Le journal de bord a été consigné chaque jour et rendu.</text:p>
        </text:list-item>
        <text:list-item>
          <text:p text:style-name="P9">Le code source documenté a été mis à disposition en annexe de la documentation technique.</text:p>
        </text:list-item>
      </text:list>
      <text:p text:style-name="ListParagraph"/>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fo:language="en" fo:country="US"/>
    </style:style>
  </office:automatic-styles>
  <office:master-styles>
    <style:master-page style:name="MP0" style:page-layout-name="PL0">
      <style:header>
        <text:p text:style-name="Header">Sébastien Gaille<text:tab/>Résumé du rapport du TPI<text:s/><text:tab/>CFPT-Informatique<text:s/></text:p>
        <text:p text:style-name="P2">I.FA.P3A<text:tab/>TPI-High-Way<text:tab/>18 mai 202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BASTIEN.GLL</meta:initial-creator>
    <dc:creator>SEBASTIEN.GLL</dc:creator>
    <meta:creation-date>2022-05-18T13:22:00Z</meta:creation-date>
    <dc:date>2022-05-18T13:56:00Z</dc:date>
    <meta:template xlink:href="Normal.dotm" xlink:type="simple"/>
    <meta:editing-cycles>7</meta:editing-cycles>
    <meta:editing-duration>PT2040S</meta:editing-duration>
    <meta:document-statistic meta:page-count="1" meta:paragraph-count="3" meta:word-count="272" meta:character-count="1767" meta:row-count="12" meta:non-whitespace-character-count="1498"/>
  </office:meta>
</office:document-meta>
</file>